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adugi" fo:font-size="20pt" style:text-underline-style="solid" style:text-underline-width="auto" style:text-underline-color="font-color" style:font-size-asian="20pt" style:font-size-complex="20pt"/>
    </style:style>
    <style:style style:name="P2" style:family="paragraph" style:parent-style-name="Standard">
      <style:paragraph-properties fo:text-align="start" style:justify-single-word="false"/>
      <style:text-properties style:font-name="Gadugi" fo:font-size="14pt" style:text-underline-style="none"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Gadugi"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Gadugi" fo:font-size="10pt" style:text-underline-style="none" fo:font-weight="bold" style:font-size-asian="10pt" style:font-weight-asian="bold" style:font-size-complex="10pt" style:font-weight-complex="bold"/>
    </style:style>
    <style:style style:name="T1" style:family="text">
      <style:text-properties fo:font-size="10pt" style:text-underline-style="none"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Indra's Net<text:line-break/><text:span text:style-name="T1">working title</text:span></text:p>
      <text:p text:style-name="P2">Summary</text:p>
      <text:p text:style-name="P3">Indra's Net is a Virtual Reality game where you explore different worlds in search of the World Seed, a core object that connects all worlds. Each world is a unique endlessly-generated environment with it's own atmosphere, where you have to gather enough Keys to open a Gateway. A Gateway is a transitional tunnel that leads you to another world. In Gateways, players must race to the exit before the World closes.</text:p>
      <text:p text:style-name="P4"/>
      <text:p text:style-name="P2">Mechanics</text:p>
      <text:p text:style-name="P3">The core movement mechanic is based on the player's arms and utilize motion controls. By placing your hands behind you, you move forward. When your hands are in front of your head, you stop mo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x</meta:initial-creator>
    <meta:creation-date>2016-06-23T12:20:37.58</meta:creation-date>
    <dc:date>2017-02-04T14:03:44.34</dc:date>
    <dc:creator>c x</dc:creator>
    <meta:editing-duration>PT1H58M57S</meta:editing-duration>
    <meta:editing-cycles>4</meta:editing-cycles>
    <meta:generator>OpenOffice/4.1.1$Win32 OpenOffice.org_project/411m6$Build-9775</meta:generator>
    <meta:document-statistic meta:table-count="0" meta:image-count="0" meta:object-count="0" meta:page-count="1" meta:paragraph-count="5" meta:word-count="113" meta:character-count="660"/>
  </office:meta>
</office:document-meta>
</file>